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4000000384E04C4909B9C9286C.png" manifest:media-type="image/png"/>
  <manifest:file-entry manifest:full-path="Pictures/1000000100000154000000BE35E3DE2B942A815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serif" svg:font-family="sans-serif"/>
    <style:font-face style:name="serif" svg:font-family="serif"/>
  </office:font-face-decls>
  <office:automatic-styles>
    <style:style style:name="P1" style:family="paragraph" style:parent-style-name="Standard">
      <style:paragraph-properties fo:text-align="center" style:justify-single-word="false"/>
      <style:text-properties officeooo:rsid="001e1420" officeooo:paragraph-rsid="001e1420"/>
    </style:style>
    <style:style style:name="P2" style:family="paragraph" style:parent-style-name="Standard">
      <style:paragraph-properties fo:text-align="center" style:justify-single-word="false"/>
      <style:text-properties fo:font-size="20pt" officeooo:rsid="001e1420" officeooo:paragraph-rsid="001e1420" style:font-size-asian="20pt" style:font-size-complex="20pt"/>
    </style:style>
    <style:style style:name="P3" style:family="paragraph" style:parent-style-name="Standard">
      <style:paragraph-properties fo:text-align="center" style:justify-single-word="false"/>
      <style:text-properties fo:font-size="20pt" fo:font-weight="bold" officeooo:rsid="001e1420" officeooo:paragraph-rsid="001e1420"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15pt" fo:font-weight="bold" officeooo:rsid="001e1420" officeooo:paragraph-rsid="001e1420" style:font-size-asian="15pt" style:font-weight-asian="bold" style:font-size-complex="15pt" style:font-weight-complex="bold"/>
    </style:style>
    <style:style style:name="P5" style:family="paragraph" style:parent-style-name="Standard">
      <style:paragraph-properties fo:text-align="center" style:justify-single-word="false" fo:break-before="page"/>
      <style:text-properties fo:font-size="15pt" fo:font-weight="bold" officeooo:rsid="001f5ebf" officeooo:paragraph-rsid="001f5ebf"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1f5ebf" officeooo:paragraph-rsid="002002c2" style:font-size-asian="15pt" style:font-weight-asian="bold" style:font-size-complex="15pt" style:font-weight-complex="bold"/>
    </style:style>
    <style:style style:name="P7" style:family="paragraph" style:parent-style-name="Standard">
      <style:paragraph-properties fo:text-align="center" style:justify-single-word="false" fo:break-before="page"/>
      <style:text-properties fo:font-size="15pt" fo:font-weight="bold" officeooo:rsid="002002c2" officeooo:paragraph-rsid="002002c2"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22cd9f" officeooo:paragraph-rsid="0022cd9f"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23f1d7" officeooo:paragraph-rsid="0023f1d7" style:font-size-asian="15pt" style:font-weight-asian="bold" style:font-size-complex="15pt" style:font-weight-complex="bold"/>
    </style:style>
    <style:style style:name="P10" style:family="paragraph" style:parent-style-name="Standard">
      <style:paragraph-properties fo:text-align="start" style:justify-single-word="false"/>
      <style:text-properties fo:font-size="15pt" fo:font-weight="bold" officeooo:rsid="0023f1d7" officeooo:paragraph-rsid="00251c97" style:font-size-asian="15pt" style:font-weight-asian="bold" style:font-size-complex="15pt" style:font-weight-complex="bold"/>
    </style:style>
    <style:style style:name="P11" style:family="paragraph" style:parent-style-name="Standard">
      <style:paragraph-properties fo:text-align="start" style:justify-single-word="false"/>
      <style:text-properties fo:font-size="15pt" fo:font-weight="bold" officeooo:rsid="00251c97" officeooo:paragraph-rsid="00251c97" style:font-size-asian="15pt" style:font-weight-asian="bold" style:font-size-complex="15pt" style:font-weight-complex="bold"/>
    </style:style>
    <style:style style:name="P12" style:family="paragraph" style:parent-style-name="Standard">
      <style:paragraph-properties fo:text-align="start" style:justify-single-word="false"/>
      <style:text-properties fo:font-size="15pt" fo:font-weight="bold" officeooo:rsid="0026a104" officeooo:paragraph-rsid="0026a104" style:font-size-asian="15pt" style:font-weight-asian="bold" style:font-size-complex="15pt" style:font-weight-complex="bold"/>
    </style:style>
    <style:style style:name="P13" style:family="paragraph" style:parent-style-name="Standard">
      <style:paragraph-properties fo:text-align="center" style:justify-single-word="false"/>
      <style:text-properties fo:font-size="15pt" officeooo:rsid="001e1420" officeooo:paragraph-rsid="001e1420" style:font-size-asian="15pt" style:font-size-complex="15pt"/>
    </style:style>
    <style:style style:name="P14" style:family="paragraph" style:parent-style-name="Standard">
      <style:paragraph-properties fo:text-align="center" style:justify-single-word="false"/>
      <style:text-properties fo:font-size="15pt" officeooo:rsid="001f5ebf" officeooo:paragraph-rsid="001f5ebf" style:font-size-asian="15pt" style:font-size-complex="15pt"/>
    </style:style>
    <style:style style:name="P15" style:family="paragraph" style:parent-style-name="Standard">
      <style:paragraph-properties fo:text-align="start" style:justify-single-word="false"/>
      <style:text-properties fo:font-size="15pt" officeooo:rsid="001f5ebf" officeooo:paragraph-rsid="001f5ebf" style:font-size-asian="15pt" style:font-size-complex="15pt"/>
    </style:style>
    <style:style style:name="P16" style:family="paragraph" style:parent-style-name="Standard">
      <style:paragraph-properties fo:text-align="start" style:justify-single-word="false"/>
      <style:text-properties fo:font-size="15pt" officeooo:rsid="001f5ebf" officeooo:paragraph-rsid="001f71b0" style:font-size-asian="15pt" style:font-size-complex="15pt"/>
    </style:style>
    <style:style style:name="P17" style:family="paragraph" style:parent-style-name="Standard">
      <style:paragraph-properties fo:text-align="center" style:justify-single-word="false"/>
      <style:text-properties fo:font-size="15pt" officeooo:rsid="001f71b0" officeooo:paragraph-rsid="001f71b0" style:font-size-asian="15pt" style:font-size-complex="15pt"/>
    </style:style>
    <style:style style:name="P18" style:family="paragraph" style:parent-style-name="Standard">
      <style:paragraph-properties fo:text-align="center" style:justify-single-word="false" fo:break-before="page"/>
      <style:text-properties fo:font-size="15pt" officeooo:rsid="001f71b0" officeooo:paragraph-rsid="001f71b0" style:font-size-asian="15pt" style:font-size-complex="15pt"/>
    </style:style>
    <style:style style:name="P19" style:family="paragraph" style:parent-style-name="Standard">
      <style:paragraph-properties fo:text-align="start" style:justify-single-word="false"/>
      <style:text-properties fo:font-size="15pt" officeooo:rsid="001f71b0" officeooo:paragraph-rsid="001f71b0" style:font-size-asian="15pt" style:font-size-complex="15pt"/>
    </style:style>
    <style:style style:name="P20" style:family="paragraph" style:parent-style-name="Standard">
      <style:paragraph-properties fo:text-align="center" style:justify-single-word="false"/>
      <style:text-properties fo:font-size="15pt" fo:font-style="italic" style:text-underline-style="solid" style:text-underline-width="auto" style:text-underline-color="font-color" fo:font-weight="bold" officeooo:rsid="002002c2" officeooo:paragraph-rsid="002002c2" style:font-size-asian="15pt" style:font-style-asian="italic" style:font-weight-asian="bold" style:font-size-complex="15pt" style:font-style-complex="italic" style:font-weight-complex="bold"/>
    </style:style>
    <style:style style:name="P21" style:family="paragraph" style:parent-style-name="Standard">
      <style:paragraph-properties fo:text-align="start" style:justify-single-word="false"/>
      <style:text-properties style:font-name="serif" fo:font-size="15pt" fo:font-weight="normal" officeooo:rsid="001f5ebf" officeooo:paragraph-rsid="002002c2" style:font-size-asian="15pt" style:font-weight-asian="normal" style:font-size-complex="15pt" style:font-weight-complex="normal"/>
    </style:style>
    <style:style style:name="P22" style:family="paragraph" style:parent-style-name="Standard">
      <style:paragraph-properties fo:text-align="start" style:justify-single-word="false"/>
      <style:text-properties style:font-name="serif" fo:font-size="15pt" fo:font-weight="normal" officeooo:rsid="0026a104" officeooo:paragraph-rsid="0026a104" style:font-size-asian="15pt" style:font-weight-asian="normal" style:font-size-complex="15pt" style:font-weight-complex="normal"/>
    </style:style>
    <style:style style:name="P23" style:family="paragraph" style:parent-style-name="Standard">
      <style:paragraph-properties fo:text-align="start" style:justify-single-word="false"/>
      <style:text-properties style:font-name="serif" fo:font-size="15pt" fo:font-weight="normal" officeooo:rsid="00285629" officeooo:paragraph-rsid="00285629" style:font-size-asian="15pt" style:font-weight-asian="normal" style:font-size-complex="15pt" style:font-weight-complex="normal"/>
    </style:style>
    <style:style style:name="P24" style:family="paragraph" style:parent-style-name="Standard">
      <style:paragraph-properties fo:text-align="start" style:justify-single-word="false"/>
      <style:text-properties style:font-name="serif" fo:font-size="15pt" fo:font-weight="normal" officeooo:rsid="00285629" officeooo:paragraph-rsid="002fde13" style:font-size-asian="15pt" style:font-weight-asian="normal" style:font-size-complex="15pt" style:font-weight-complex="normal"/>
    </style:style>
    <style:style style:name="P25" style:family="paragraph" style:parent-style-name="Standard">
      <style:paragraph-properties fo:text-align="start" style:justify-single-word="false"/>
      <style:text-properties style:font-name="serif" fo:font-size="15pt" fo:font-weight="normal" officeooo:rsid="002a25aa" officeooo:paragraph-rsid="002a25aa" style:font-size-asian="15pt" style:font-weight-asian="normal" style:font-size-complex="15pt" style:font-weight-complex="normal"/>
    </style:style>
    <style:style style:name="P26" style:family="paragraph" style:parent-style-name="Standard">
      <style:paragraph-properties fo:text-align="start" style:justify-single-word="false"/>
      <style:text-properties style:font-name="serif" fo:font-size="15pt" fo:font-weight="normal" officeooo:rsid="00251c97" officeooo:paragraph-rsid="002a25aa" style:font-size-asian="15pt" style:font-weight-asian="normal" style:font-size-complex="15pt" style:font-weight-complex="normal"/>
    </style:style>
    <style:style style:name="P27" style:family="paragraph" style:parent-style-name="Standard">
      <style:paragraph-properties fo:text-align="start" style:justify-single-word="false"/>
      <style:text-properties style:font-name="serif" fo:font-size="15pt" fo:font-weight="normal" officeooo:rsid="00251c97" officeooo:paragraph-rsid="00251c97" style:font-size-asian="15pt" style:font-weight-asian="normal" style:font-size-complex="15pt" style:font-weight-complex="normal"/>
    </style:style>
    <style:style style:name="P28" style:family="paragraph" style:parent-style-name="Standard">
      <style:paragraph-properties fo:text-align="start" style:justify-single-word="false"/>
      <style:text-properties style:font-name="serif" fo:font-size="15pt" fo:font-weight="normal" officeooo:rsid="002b0e4d" officeooo:paragraph-rsid="002b0e4d" style:font-size-asian="15pt" style:font-weight-asian="normal" style:font-size-complex="15pt" style:font-weight-complex="normal"/>
    </style:style>
    <style:style style:name="P29" style:family="paragraph" style:parent-style-name="Standard">
      <style:paragraph-properties fo:text-align="start" style:justify-single-word="false"/>
      <style:text-properties style:font-name="serif" fo:font-size="15pt" fo:font-weight="normal" officeooo:rsid="0022cd9f" officeooo:paragraph-rsid="002002c2" style:font-size-asian="15pt" style:font-weight-asian="normal" style:font-size-complex="15pt" style:font-weight-complex="normal"/>
    </style:style>
    <style:style style:name="P30" style:family="paragraph" style:parent-style-name="Standard">
      <style:paragraph-properties fo:text-align="start" style:justify-single-word="false"/>
      <style:text-properties style:font-name="serif" fo:font-size="15pt" fo:font-weight="normal" officeooo:rsid="0022cd9f" officeooo:paragraph-rsid="0022cd9f" style:font-size-asian="15pt" style:font-weight-asian="normal" style:font-size-complex="15pt" style:font-weight-complex="normal"/>
    </style:style>
    <style:style style:name="P31" style:family="paragraph" style:parent-style-name="Standard">
      <style:paragraph-properties fo:text-align="start" style:justify-single-word="false"/>
      <style:text-properties style:font-name="serif" fo:font-size="15pt" fo:font-weight="normal" officeooo:rsid="0023f1d7" officeooo:paragraph-rsid="0023f1d7" style:font-size-asian="15pt" style:font-weight-asian="normal" style:font-size-complex="15pt" style:font-weight-complex="normal"/>
    </style:style>
    <style:style style:name="P32" style:family="paragraph" style:parent-style-name="Standard">
      <style:paragraph-properties fo:text-align="start" style:justify-single-word="false"/>
      <style:text-properties style:font-name="serif" fo:font-size="15pt" fo:font-weight="normal" officeooo:rsid="002fde13" officeooo:paragraph-rsid="002fde13" style:font-size-asian="15pt" style:font-weight-asian="normal" style:font-size-complex="15pt" style:font-weight-complex="normal"/>
    </style:style>
    <style:style style:name="P33" style:family="paragraph" style:parent-style-name="Standard">
      <style:paragraph-properties fo:text-align="start" style:justify-single-word="false"/>
      <style:text-properties style:font-name="serif" fo:font-size="15pt" fo:font-weight="bold" officeooo:rsid="002a25aa" officeooo:paragraph-rsid="002a25aa" style:font-size-asian="15pt" style:font-weight-asian="bold" style:font-size-complex="15pt" style:font-weight-complex="bold"/>
    </style:style>
    <style:style style:name="P34" style:family="paragraph" style:parent-style-name="Standard">
      <style:paragraph-properties fo:text-align="start" style:justify-single-word="false" fo:break-before="page"/>
      <style:text-properties style:font-name="serif" fo:font-size="20pt" fo:font-weight="bold" officeooo:rsid="002002c2" officeooo:paragraph-rsid="0026a104" style:font-size-asian="20pt" style:font-weight-asian="bold" style:font-size-complex="20pt" style:font-weight-complex="bold"/>
    </style:style>
    <style:style style:name="P35" style:family="paragraph" style:parent-style-name="Standard">
      <style:paragraph-properties fo:text-align="start" style:justify-single-word="false"/>
      <style:text-properties style:font-name="serif" fo:font-size="20pt" fo:font-weight="bold" officeooo:rsid="002002c2" officeooo:paragraph-rsid="002002c2" style:font-size-asian="20pt" style:font-weight-asian="bold" style:font-size-complex="20pt" style:font-weight-complex="bold"/>
    </style:style>
    <style:style style:name="P36" style:family="paragraph" style:parent-style-name="Standard">
      <style:paragraph-properties fo:text-align="start" style:justify-single-word="false"/>
      <style:text-properties style:font-name="serif" fo:font-size="20pt" fo:font-weight="bold" officeooo:rsid="002002c2" officeooo:paragraph-rsid="002fde13" style:font-size-asian="20pt" style:font-weight-asian="bold" style:font-size-complex="20pt" style:font-weight-complex="bold"/>
    </style:style>
    <style:style style:name="P37" style:family="paragraph" style:parent-style-name="Standard">
      <style:paragraph-properties fo:text-align="center" style:justify-single-word="false"/>
      <style:text-properties style:font-name="serif" fo:font-size="20pt" fo:font-weight="bold" officeooo:rsid="002002c2" officeooo:paragraph-rsid="002002c2" style:font-size-asian="20pt" style:font-weight-asian="bold" style:font-size-complex="20pt" style:font-weight-complex="bold"/>
    </style:style>
    <style:style style:name="P38" style:family="paragraph" style:parent-style-name="Standard">
      <style:paragraph-properties fo:text-align="start" style:justify-single-word="false" fo:break-before="page"/>
      <style:text-properties style:font-name="serif" fo:font-size="20pt" fo:font-weight="bold" officeooo:rsid="001f5ebf" officeooo:paragraph-rsid="002a25aa" style:font-size-asian="20pt" style:font-weight-asian="bold" style:font-size-complex="20pt" style:font-weight-complex="bold"/>
    </style:style>
    <style:style style:name="P39" style:family="paragraph" style:parent-style-name="Standard">
      <style:paragraph-properties fo:text-align="start" style:justify-single-word="false"/>
      <style:text-properties style:font-name="serif" fo:font-size="20pt" fo:font-weight="bold" officeooo:rsid="001f5ebf" officeooo:paragraph-rsid="002a25aa" style:font-size-asian="20pt" style:font-weight-asian="bold" style:font-size-complex="20pt" style:font-weight-complex="bold"/>
    </style:style>
    <style:style style:name="P40" style:family="paragraph" style:parent-style-name="Standard">
      <style:paragraph-properties fo:text-align="start" style:justify-single-word="false"/>
      <style:text-properties style:font-name="serif" fo:font-size="20pt" fo:font-weight="bold" officeooo:rsid="002fde13" officeooo:paragraph-rsid="002fde13" style:font-size-asian="20pt" style:font-weight-asian="bold" style:font-size-complex="20pt" style:font-weight-complex="bold"/>
    </style:style>
    <style:style style:name="P41" style:family="paragraph" style:parent-style-name="Standard">
      <style:paragraph-properties fo:text-align="start" style:justify-single-word="false"/>
      <style:text-properties officeooo:paragraph-rsid="002b0e4d"/>
    </style:style>
    <style:style style:name="P42" style:family="paragraph" style:parent-style-name="Standard">
      <style:paragraph-properties fo:text-align="start" style:justify-single-word="false"/>
      <style:text-properties officeooo:paragraph-rsid="002fde13"/>
    </style:style>
    <style:style style:name="P43" style:family="paragraph" style:parent-style-name="Standard">
      <style:paragraph-properties fo:text-align="start" style:justify-single-word="false"/>
      <style:text-properties style:font-name="serif" fo:font-size="13pt" fo:font-weight="normal" officeooo:rsid="002fde13" officeooo:paragraph-rsid="002fde13" style:font-size-asian="13pt" style:font-weight-asian="normal" style:font-size-complex="13pt" style:font-weight-complex="normal"/>
    </style:style>
    <style:style style:name="P44" style:family="paragraph" style:parent-style-name="Standard">
      <style:paragraph-properties fo:text-align="start" style:justify-single-word="false"/>
      <style:text-properties style:font-name="serif" fo:font-size="13pt" fo:font-weight="normal" officeooo:rsid="002fde13" officeooo:paragraph-rsid="00334ac8" style:font-size-asian="13pt" style:font-weight-asian="normal" style:font-size-complex="13pt" style:font-weight-complex="normal"/>
    </style:style>
    <style:style style:name="P45" style:family="paragraph" style:parent-style-name="Standard">
      <style:paragraph-properties fo:text-align="start" style:justify-single-word="false"/>
      <style:text-properties style:font-name="serif" fo:font-size="13pt" fo:font-weight="normal" officeooo:rsid="00334ac8" officeooo:paragraph-rsid="00334ac8" style:font-size-asian="13pt" style:font-weight-asian="normal" style:font-size-complex="13pt" style:font-weight-complex="normal"/>
    </style:style>
    <style:style style:name="P46" style:family="paragraph" style:parent-style-name="Standard">
      <style:paragraph-properties fo:text-align="start" style:justify-single-word="false"/>
      <style:text-properties style:font-name="serif" fo:font-size="13pt" fo:font-style="italic" fo:font-weight="normal" officeooo:rsid="00334ac8" officeooo:paragraph-rsid="00334ac8" style:font-size-asian="13pt" style:font-style-asian="italic" style:font-weight-asian="normal" style:font-size-complex="13pt" style:font-style-complex="italic" style:font-weight-complex="normal"/>
    </style:style>
    <style:style style:name="P47" style:family="paragraph" style:parent-style-name="Standard">
      <style:paragraph-properties fo:text-align="start" style:justify-single-word="false"/>
      <style:text-properties style:font-name="serif" fo:font-size="13pt" fo:font-style="italic" fo:font-weight="bold" officeooo:rsid="00334ac8" officeooo:paragraph-rsid="00334ac8" style:font-size-asian="13pt" style:font-style-asian="italic" style:font-weight-asian="bold" style:font-size-complex="13pt" style:font-style-complex="italic" style:font-weight-complex="bold"/>
    </style:style>
    <style:style style:name="P48" style:family="paragraph" style:parent-style-name="Standard">
      <style:paragraph-properties fo:text-align="start" style:justify-single-word="false"/>
      <style:text-properties style:font-name="serif" fo:font-size="13pt" fo:font-style="italic" fo:font-weight="bold" officeooo:rsid="002fde13" officeooo:paragraph-rsid="00334ac8" style:font-size-asian="13pt" style:font-style-asian="italic" style:font-weight-asian="bold" style:font-size-complex="13pt" style:font-style-complex="italic" style:font-weight-complex="bold"/>
    </style:style>
    <style:style style:name="P49" style:family="paragraph" style:parent-style-name="Standard">
      <style:paragraph-properties fo:text-align="start" style:justify-single-word="false"/>
      <style:text-properties style:font-name="serif" fo:font-size="13pt" fo:font-style="normal" fo:font-weight="normal" officeooo:rsid="00334ac8" officeooo:paragraph-rsid="00334ac8" style:font-size-asian="13pt" style:font-style-asian="normal" style:font-weight-asian="normal" style:font-size-complex="13pt" style:font-style-complex="normal" style:font-weight-complex="normal"/>
    </style:style>
    <style:style style:name="P50" style:family="paragraph" style:parent-style-name="Standard">
      <style:paragraph-properties fo:text-align="start" style:justify-single-word="false"/>
      <style:text-properties style:font-name="serif" fo:font-size="13pt" fo:font-style="normal" fo:font-weight="normal" officeooo:rsid="00354ab6" officeooo:paragraph-rsid="00354ab6" style:font-size-asian="13pt" style:font-style-asian="normal" style:font-weight-asian="normal" style:font-size-complex="13pt" style:font-style-complex="normal" style:font-weight-complex="normal"/>
    </style:style>
    <style:style style:name="P51" style:family="paragraph" style:parent-style-name="Standard">
      <style:paragraph-properties fo:text-align="start" style:justify-single-word="false"/>
      <style:text-properties style:font-name="serif" fo:font-size="13pt" fo:font-style="normal" fo:font-weight="normal" officeooo:rsid="003620b2" officeooo:paragraph-rsid="003620b2" style:font-size-asian="13pt" style:font-style-asian="normal" style:font-weight-asian="normal" style:font-size-complex="13pt" style:font-style-complex="normal" style:font-weight-complex="normal"/>
    </style:style>
    <style:style style:name="P52" style:family="paragraph" style:parent-style-name="Standard">
      <style:paragraph-properties fo:text-align="center" style:justify-single-word="false"/>
      <style:text-properties style:font-name="serif" fo:font-size="20pt" fo:font-weight="bold" officeooo:rsid="002002c2" officeooo:paragraph-rsid="002fde13" style:font-size-asian="20pt" style:font-weight-asian="bold" style:font-size-complex="20pt" style:font-weight-complex="bold"/>
    </style:style>
    <style:style style:name="P53" style:family="paragraph" style:parent-style-name="Standard">
      <style:paragraph-properties fo:text-align="center" style:justify-single-word="false" fo:break-before="page"/>
      <style:text-properties style:font-name="serif" fo:font-size="20pt" fo:font-weight="bold" officeooo:rsid="002002c2" officeooo:paragraph-rsid="002fde13" style:font-size-asian="20pt" style:font-weight-asian="bold" style:font-size-complex="20pt" style:font-weight-complex="bold"/>
    </style:style>
    <style:style style:name="P54" style:family="paragraph" style:parent-style-name="Standard">
      <style:paragraph-properties fo:text-align="start" style:justify-single-word="false"/>
      <style:text-properties style:font-name="serif" fo:font-size="20pt" fo:font-weight="bold" officeooo:rsid="002fde13" officeooo:paragraph-rsid="00334ac8" style:font-size-asian="20pt" style:font-weight-asian="bold" style:font-size-complex="20pt" style:font-weight-complex="bold"/>
    </style:style>
    <style:style style:name="T1" style:family="text">
      <style:text-properties style:font-name="serif"/>
    </style:style>
    <style:style style:name="T2" style:family="text">
      <style:text-properties style:font-name="serif" fo:font-size="15pt" fo:font-weight="normal" officeooo:rsid="002b0e4d" style:font-size-asian="15pt" style:font-weight-asian="normal" style:font-size-complex="15pt" style:font-weight-complex="normal"/>
    </style:style>
    <style:style style:name="T3" style:family="text">
      <style:text-properties style:font-name="serif" fo:font-size="15pt" fo:font-weight="normal" officeooo:rsid="002c6e28" style:font-size-asian="15pt" style:font-weight-asian="normal" style:font-size-complex="15pt" style:font-weight-complex="normal"/>
    </style:style>
    <style:style style:name="T4" style:family="text">
      <style:text-properties style:font-name="serif" fo:font-weight="normal" style:font-weight-asian="normal" style:font-weight-complex="normal"/>
    </style:style>
    <style:style style:name="T5" style:family="text">
      <style:text-properties style:font-name="serif" fo:font-weight="normal" officeooo:rsid="0021a868" style:font-weight-asian="normal" style:font-weight-complex="normal"/>
    </style:style>
    <style:style style:name="T6" style:family="text">
      <style:text-properties style:font-name="serif" fo:font-weight="normal" officeooo:rsid="0022cd9f" style:font-weight-asian="normal" style:font-weight-complex="normal"/>
    </style:style>
    <style:style style:name="T7" style:family="text">
      <style:text-properties style:font-name="serif" fo:font-weight="normal" officeooo:rsid="0023f1d7" style:font-weight-asian="normal" style:font-weight-complex="normal"/>
    </style:style>
    <style:style style:name="T8" style:family="text">
      <style:text-properties style:font-name="serif" fo:font-weight="normal" officeooo:rsid="00251c97" style:font-weight-asian="normal" style:font-weight-complex="normal"/>
    </style:style>
    <style:style style:name="T9" style:family="text">
      <style:text-properties style:font-name="serif" fo:font-weight="normal" officeooo:rsid="002589c8" style:font-weight-asian="normal" style:font-weight-complex="normal"/>
    </style:style>
    <style:style style:name="T10" style:family="text">
      <style:text-properties style:font-name="serif" fo:font-weight="normal" officeooo:rsid="0027393e" style:font-weight-asian="normal" style:font-weight-complex="normal"/>
    </style:style>
    <style:style style:name="T11" style:family="text">
      <style:text-properties style:font-name="serif" style:text-underline-style="solid" style:text-underline-width="auto" style:text-underline-color="font-color" officeooo:rsid="00251c97"/>
    </style:style>
    <style:style style:name="T12" style:family="text">
      <style:text-properties style:font-name="serif" officeooo:rsid="0027393e"/>
    </style:style>
    <style:style style:name="T13" style:family="text">
      <style:text-properties officeooo:rsid="002002c2"/>
    </style:style>
    <style:style style:name="T14" style:family="text">
      <style:text-properties fo:font-weight="bold" style:font-weight-asian="bold" style:font-weight-complex="bold"/>
    </style:style>
    <style:style style:name="T15" style:family="text">
      <style:text-properties fo:font-weight="bold" officeooo:rsid="0027393e" style:font-weight-asian="bold" style:font-weight-complex="bold"/>
    </style:style>
    <style:style style:name="T16" style:family="text">
      <style:text-properties fo:font-weight="bold" officeooo:rsid="002a25aa" style:font-weight-asian="bold" style:font-weight-complex="bold"/>
    </style:style>
    <style:style style:name="T17" style:family="text">
      <style:text-properties style:text-underline-style="solid" style:text-underline-width="auto" style:text-underline-color="font-color"/>
    </style:style>
    <style:style style:name="T18" style:family="text">
      <style:text-properties style:font-name="sans-serif" fo:font-size="7.5pt" fo:font-weight="normal" style:font-weight-asian="normal" style:font-weight-complex="normal"/>
    </style:style>
    <style:style style:name="T19" style:family="text">
      <style:text-properties style:font-name="sans-serif" fo:font-size="9pt" fo:font-weight="normal" style:font-weight-asian="normal" style:font-weight-complex="normal"/>
    </style:style>
    <style:style style:name="T20" style:family="text">
      <style:text-properties officeooo:rsid="0027393e"/>
    </style:style>
    <style:style style:name="T21" style:family="text">
      <style:text-properties officeooo:rsid="002a25aa"/>
    </style:style>
    <style:style style:name="T22" style:family="text">
      <style:text-properties officeooo:rsid="002b0e4d"/>
    </style:style>
    <style:style style:name="T23" style:family="text">
      <style:text-properties officeooo:rsid="002fde13"/>
    </style:style>
    <style:style style:name="T24" style:family="text">
      <style:text-properties fo:color="#ff7f50" loext:opacity="100%" fo:font-weight="bold" style:font-weight-asian="bold" style:font-weight-complex="bold"/>
    </style:style>
    <style:style style:name="T25" style:family="text">
      <style:text-properties fo:font-size="13pt" style:font-size-asian="13pt" style:font-size-complex="13pt"/>
    </style:style>
    <style:style style:name="T26" style:family="text">
      <style:text-properties style:text-underline-style="none"/>
    </style:style>
    <style:style style:name="T27" style:family="text">
      <style:text-properties officeooo:rsid="00334ac8"/>
    </style:style>
    <style:style style:name="T28" style:family="text">
      <style:text-properties officeooo:rsid="003620b2"/>
    </style:style>
    <style:style style:name="fr1" style:family="graphic" style:parent-style-name="Graphics">
      <style:graphic-properties style:vertical-pos="from-top" style:vertical-rel="paragraph" style:horizontal-pos="from-left" style:horizontal-rel="paragraph" style:mirror="none" fo:clip="rect(1.027cm, 0cm, 0cm, 1.863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DOSSIER D’EXAMEN</text:p>
      <text:p text:style-name="P2"/>
      <text:p text:style-name="P1"/>
      <text:p text:style-name="P3">M. Richard DOUETTE</text:p>
      <text:p text:style-name="P3"/>
      <text:p text:style-name="P20">Projet : Site web de vente de parfums</text:p>
      <text:p text:style-name="P4"/>
      <text:p text:style-name="P13"/>
      <text:p text:style-name="P13">Titre RNCP n° xxxx : Développeur web et web mobile (équivalent bac+2)</text:p>
      <text:p text:style-name="P13"/>
      <text:p text:style-name="P13"/>
      <text:p text:style-name="P13"><draw:frame draw:style-name="fr2" draw:name="Image1" text:anchor-type="char" svg:x="2.558cm" svg:y="0cm" svg:width="12.439cm" svg:height="6.705cm" draw:z-index="0"><draw:image xlink:href="Pictures/1000000100000154000000BE35E3DE2B942A8159.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Formation Donkey School – Mai 2022 à Mai 2023</text:p>
      <text:p text:style-name="P13"/>
      <text:p text:style-name="P13"/>
      <text:p text:style-name="P13"/>
      <text:p text:style-name="P13"/>
      <text:p text:style-name="P13"/>
      <text:p text:style-name="P13"/>
      <text:p text:style-name="P13"/>
      <text:p text:style-name="P13"/>
      <text:p text:style-name="P13"/>
      <text:p text:style-name="P13"/>
      <text:p text:style-name="P13"/>
      <text:p text:style-name="P7">SOMMAIRE</text:p>
      <text:p text:style-name="P5"><text:span text:style-name="T13">I. </text:span>REMERCIEMENT</text:p>
      <text:p text:style-name="P14"/>
      <text:p text:style-name="P14"/>
      <text:p text:style-name="P15"><text:tab/>Avant d’entrer dans le vif du sujet, je souhaite remercier toute l’équipe pédagogique de Donkey School ainsi que les différents intervenants.</text:p>
      <text:p text:style-name="P15"/>
      <text:p text:style-name="P15">Ces derniers m’ont appris les bases du métier de développeur web et m’ont permis de faire mes premiers pas dans le monde de l’entreprise et ainsi réussir mon projet de reconversion professionnelle.</text:p>
      <text:p text:style-name="P15"/>
      <text:p text:style-name="P16">Et tout cela dans une très bonne ambiance !</text:p>
      <text:p text:style-name="P16"/>
      <text:p text:style-name="P19"><text:tab/>Je n’oublierai donc pas de citer mes camarades de la session de Mai 2022 qui y ont également grandement participé.</text:p>
      <text:p text:style-name="P15"/>
      <text:p text:style-name="P17">Merci à tous !</text:p>
      <text:p text:style-name="P18"/>
      <text:p text:style-name="P37">II. PROJET</text:p>
      <text:p text:style-name="P37"/>
      <text:p text:style-name="P35">A. Contexte</text:p>
      <text:p text:style-name="P21"/>
      <text:p text:style-name="P6"><text:span text:style-name="T4"><text:tab/>Ce projet </text:span><text:span text:style-name="T5">est né car ma « cliente », qui n’est autre que ma cousine, possède une activité de vente de produit</text:span><text:span text:style-name="T7">s</text:span><text:span text:style-name="T5"> cosmétique</text:span><text:span text:style-name="T7">s</text:span><text:span text:style-name="T5"> </text:span><text:span text:style-name="T6">à domicile.</text:span></text:p>
      <text:p text:style-name="P29"/>
      <text:p text:style-name="P8"><text:span text:style-name="T4">A la suite de </text:span><text:span text:style-name="T7">s</text:span><text:span text:style-name="T4">es différentes réunions à domicile, elle ajoute toujours plus de contacts à son carnet d’adresse.</text:span></text:p>
      <text:p text:style-name="P30"/>
      <text:p text:style-name="P8"><text:span text:style-name="T4">L</text:span><text:span text:style-name="T7">es</text:span><text:span text:style-name="T4"> prise</text:span><text:span text:style-name="T7">s</text:span><text:span text:style-name="T4"> de commande</text:span><text:span text:style-name="T7">s</text:span><text:span text:style-name="T4"> suivantes se f</text:span><text:span text:style-name="T7">ont</text:span><text:span text:style-name="T4"> via </text:span><text:span text:style-name="T7">messages groupés pour les membres du groupe.</text:span></text:p>
      <text:p text:style-name="P30"/>
      <text:p text:style-name="P8"><text:span text:style-name="T4">Ceci </text:span><text:span text:style-name="T7">entraine</text:span><text:span text:style-name="T4"> plusieurs inconvénients :</text:span></text:p>
      <text:p text:style-name="P8"><text:span text:style-name="T1"><text:tab/>1.</text:span><text:span text:style-name="T4"> </text:span><text:span text:style-name="T7">Chacun des messages entraine une notification à l’ensemble des membres, qu’ils soient intéressés ou non pour une prise de commande</text:span></text:p>
      <text:p text:style-name="P9"><text:span text:style-name="T1"><text:tab/>2. </text:span><text:span text:style-name="T4">Chaque commande </text:span><text:span text:style-name="T8">est</text:span><text:span text:style-name="T4"> ensuite reportée par ma cliente sur un carnet afin d’effectuer à son tour une commande globale et distribuer les bons produits en bonne quantité à chacun de ses clients.</text:span></text:p>
      <text:p text:style-name="P31"/>
      <text:p text:style-name="P31">Je me suis alors dit qu’un site internet pouvait grandement l’aider dans la gestion de son activité et lui ai suggéré l’idée.</text:p>
      <text:p text:style-name="P31"/>
      <text:p text:style-name="P9"><text:span text:style-name="T4">Comme vous pouvez vous en doutez, sinon ce rapport n’existerait pas, elle a accepté mais sous une </text:span><text:span text:style-name="T1">condition obligatoire </text:span><text:span text:style-name="T4">:</text:span></text:p>
      <text:p text:style-name="P10"><text:span text:style-name="T4">L’activité de vente à domicile, c</text:span><text:span text:style-name="T8">omme son nom l’indique, est dédiée à la vente à domicile et donc pas à n’importe qui en ligne. </text:span></text:p>
      <text:p text:style-name="P10"><text:span text:style-name="T8">Il est donc impératif que ce </text:span><text:span text:style-name="T11">site reste privé et uniquement accessible à son carnet d’adresse</text:span><text:span text:style-name="T8">. </text:span></text:p>
      <text:p text:style-name="P11"><text:span text:style-name="T4">Nous nous sommes donc mis d’accord pour que, une fois qu’un client ait créé son compte, ce compte devra être </text:span><text:span text:style-name="T9">vérifié et</text:span><text:span text:style-name="T4"> confirmé par l’administrateur pour avoir accès au site.</text:span></text:p>
      <text:p text:style-name="P27"/>
      <text:p text:style-name="P27">L’aventure peut alors commencer !!!</text:p>
      <text:p text:style-name="P38"><text:span text:style-name="T23">B</text:span><text:span text:style-name="T13">. Con</text:span><text:span text:style-name="T21">dition de réalisation</text:span></text:p>
      <text:p text:style-name="P39"/>
      <text:p text:style-name="P26"><text:tab/>Ce projet <text:span text:style-name="T21">a vu le jour </text:span><text:span text:style-name="T22">pendant mon stage, au début du mois de février 2023.</text:span></text:p>
      <text:p text:style-name="P26"/>
      <text:p text:style-name="P25">Il s’agit donc d’un projet personnel que j’ai effectué seul <text:span text:style-name="T22">sur mon temps personnel en dehors des plages horaires en entreprise.</text:span></text:p>
      <text:p text:style-name="P25"/>
      <text:p text:style-name="P28">Malgré tout, j’applique quelques principes de la méthode <text:span text:style-name="T14">AGILE*</text:span> afin de progresser sereinement dans le projet.</text:p>
      <text:p text:style-name="P28">En effet, je me fixe chaque semaine des objectifs <text:s/>et des fonctionnalités à réaliser.</text:p>
      <text:p text:style-name="P28"/>
      <text:p text:style-name="P28">Je fais des points réguliers avec ma cliente lorsque nécessaire pour m’assurer que ces fonctionnalités répondent bien à ses !attentes et rectifier le tir dans le cas contrair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41"><text:span text:style-name="T3">AGILE :</text:span><text:span text:style-name="T2">*</text:span>La méthode agile est organisée en <text:a xlink:type="simple" xlink:href="https://www.reussirsesprojets.com/sprint-agile/" office:target-frame-name="_blank" xlink:show="new" text:style-name="Internet_20_link" text:visited-style-name="Visited_20_Internet_20_Link">cycles de développements courts, appelés des sprints</text:a>. Le produit final est développé au fur et à mesure de l'avancement des sprints.</text:p>
      <text:p text:style-name="Text_20_body">L'équipe agile est invitée à collecter du feedback le plus tôt possible auprès des utilisateurs du produit, afin de prendre en compte leurs remarques dans le prochain cycle de développement (le prochain sprint). Le produit est ainsi construit de façon collaborative.</text:p>
      <text:p text:style-name="Text_20_body">L'agilité, ou la méthode agile, apporte de la souplesse dans la gestion d'un projet, et offre la possibilité de <text:a xlink:type="simple" xlink:href="https://www.reussirsesprojets.com/perimetre-projet/" office:target-frame-name="_blank" xlink:show="new" text:style-name="Internet_20_link" text:visited-style-name="Visited_20_Internet_20_Link">changer le périmètre de projet</text:a> en cours de route. Selon la méthode agile, il vaut mieux changer son plan d'action en cours de route et avoir un produit répondant parfaitement aux attentes du client, que de suivre son plan pour avoir quelque chose d'inutilisable.</text:p>
      <text:p text:style-name="P28"/>
      <text:p text:style-name="P34"><text:span text:style-name="T21">C</text:span>. Compétences utilisées</text:p>
      <text:p text:style-name="P22"/>
      <text:p text:style-name="P22"><text:tab/>Dans le cadre de ce nouveau projet, je souhaite mettre à profit le maximum de compétences acquises durant la formation.</text:p>
      <text:p text:style-name="P22"/>
      <text:p text:style-name="P12"><text:span text:style-name="T4">Je décide donc, pour gérer le côté back-end, d’utiliser le </text:span><text:span text:style-name="T1">framework Symfony </text:span><text:span text:style-name="T10">ce qui m’imposera de coder en</text:span><text:span text:style-name="T12"> </text:span><text:span text:style-name="T1">PHP </text:span><text:span text:style-name="T10">cette partie.</text:span></text:p>
      <text:p text:style-name="P12"/>
      <text:p text:style-name="P22">Ce <text:span text:style-name="T20">framework</text:span> me permettra de créer et de paramétrer une « <text:span text:style-name="T14">Application Programming Interface </text:span>» (<text:span text:style-name="T14">API</text:span>) qui me sera ensuite nécessaire côté front-end.</text:p>
      <text:p text:style-name="P22"/>
      <text:p text:style-name="P22">Enfin, pour cette partie <text:span text:style-name="T20">visible par l’utilisateur</text:span>, j’utiliserai le framework <text:span text:style-name="T14">Angular </text:span><text:span text:style-name="T20">et coderai en</text:span><text:span text:style-name="T15"> TypeScript. </text:span><text:span text:style-name="T20">Je devrai également mettre en évidence mon savoir en terme de langage </text:span><text:span text:style-name="T15">HTML</text:span><text:span text:style-name="T20"> et de </text:span><text:span text:style-name="T15">CSS </text:span><text:span text:style-name="T20">pour la mise en forme.</text:span></text:p>
      <text:p text:style-name="P22"/>
      <text:p text:style-name="P23">Pour cette mise en forme, afin de gagner du temps et de partir sur de bonnes bases, j’utiliserai le framework <text:span text:style-name="T16">Bootstrap</text:span> et m’appuyerai sur le thème gratuit « flatly » que j’ai <text:span text:style-name="T21">retenu</text:span> sur le site bootswatch : <text:a xlink:type="simple" xlink:href="https://bootswatch.com/flatly/" text:style-name="Internet_20_link" text:visited-style-name="Visited_20_Internet_20_Link"><text:span text:style-name="T17">https://bootswatch.com/flatly/</text:span></text:a><text:span text:style-name="T17">.</text:span></text:p>
      <text:p text:style-name="P23"/>
      <text:p text:style-name="P32">Pour la gestion du projet et de mes différents sprints, j’ai utilisé « <text:span text:style-name="T14">hack</text:span><text:span text:style-name="T24">n</text:span><text:span text:style-name="T14">plan </text:span>», site de gestion de projet que j’avais déjà utilisé pendant la formation.</text:p>
      <text:p text:style-name="P32"/>
      <text:p text:style-name="P32">Enfin, j’ai sauvegardé le tout au fur et à mesure sur GitHub sur mon répertoire publique que vous pouvez consulter à l’adresse suivante : <text:a xlink:type="simple" xlink:href="https://github.com/Tich53/cosmetic_sale" text:style-name="Internet_20_link" text:visited-style-name="Visited_20_Internet_20_Link">https://github.com/Tich53/cosmetic_sale</text:a></text:p>
      <text:p text:style-name="P32"/>
      <text:p text:style-name="P23"/>
      <text:p text:style-name="P25">En résumé :</text:p>
      <text:p text:style-name="P25">- <text:span text:style-name="T17">Back-end</text:span> : Framework <text:span text:style-name="T14">Symfony</text:span> + langage <text:span text:style-name="T14">PHP</text:span></text:p>
      <text:p text:style-name="P25">- <text:span text:style-name="T17">API REST</text:span> pour faire le lien entre le back-end et le front-end</text:p>
      <text:p text:style-name="P25">- <text:span text:style-name="T17">Front-end</text:span> : Framework <text:span text:style-name="T14">Angular</text:span> + langage <text:span text:style-name="T14">TypeScript</text:span> + framework <text:span text:style-name="T14">Bootstrap</text:span></text:p>
      <text:p text:style-name="P33"/>
      <text:p text:style-name="P53">II. <text:span text:style-name="T23">Partie technique</text:span></text:p>
      <text:p text:style-name="P52"/>
      <text:p text:style-name="P54"><text:span text:style-name="T27">A</text:span>. <text:span text:style-name="T27">Base de données</text:span></text:p>
      <text:p text:style-name="P52"/>
      <text:p text:style-name="P52"><draw:frame draw:style-name="fr1" draw:name="Image2" text:anchor-type="char" svg:x="0.748cm" svg:y="0.413cm" svg:width="16.252cm" svg:height="9.149cm" draw:z-index="1"><draw:image xlink:href="Pictures/100000010000064000000384E04C4909B9C9286C.png" xlink:type="simple" xlink:show="embed" xlink:actuate="onLoad" draw:mime-type="image/png"/></draw:frame></text:p>
      <text:p text:style-name="P36"/>
      <text:p text:style-name="P40"><text:span text:style-name="T27">B</text:span>. Back-end : Symfony</text:p>
      <text:p text:style-name="P40"/>
      <text:p text:style-name="P44"><text:span text:style-name="T17">Création du projet</text:span><text:span text:style-name="T26"> :</text:span> </text:p>
      <text:p text:style-name="P48">symfony new cosmetic_sale --webapp</text:p>
      <text:p text:style-name="P44"/>
      <text:p text:style-name="P45"><text:span text:style-name="T17">Configuration de la base de données</text:span> :</text:p>
      <text:p text:style-name="P45">Copier le fichier « .env » et créer un nouveau fichier « .env.local » comportant nos identifiants pour nous connecter à notre base de données. </text:p>
      <text:p text:style-name="P46">Ce nom de fichier est mentionné dans le fichier « .gitignore » et ne sera donc pas commité.</text:p>
      <text:p text:style-name="P46"/>
      <text:p text:style-name="P49"><text:span text:style-name="T17">Création des entités</text:span> :</text:p>
      <text:p text:style-name="P51">Les développeurs de symfony nous ont simplifiés les choses en nous proposant de nombreuses commandes nous permettant de créer différents types de fichier de manière très simple et très rapide.</text:p>
      <text:p text:style-name="P51"/>
      <text:p text:style-name="P51"><text:soft-page-break/>C’est le cas pour la création des entités où il suffit d’effectuer la commande suivante afin de créer l’entité souhaité et paramétrer le fichier php automatiquement :</text:p>
      <text:p text:style-name="P51"/>
      <text:p text:style-name="P47">symfony console make:entity</text:p>
      <text:p text:style-name="P50">Entrer ensuite le nom de l’entité.</text:p>
      <text:p text:style-name="P50">Puis, pour chaque propriété de l’entité, <text:span text:style-name="T28">renseigner</text:span> les info<text:span text:style-name="T28">rmation</text:span>s suivantes :</text:p>
      <text:p text:style-name="P50">- Nom</text:p>
      <text:p text:style-name="P50">- Type de donnée (exemple ‘string’ pour une chaîne de caractère)</text:p>
      <text:p text:style-name="P50">- <text:span text:style-name="T28">Longueur du champs (Par exemple ‘255’ caractères)</text:span></text:p>
      <text:p text:style-name="P50">- <text:span text:style-name="T28">Si ce champs peut êter vide ou non</text:span></text:p>
      <text:p text:style-name="P43"/>
      <text:p text:style-name="P43"/>
      <text:p text:style-name="P42"><text:span text:style-name="Source_20_Text"><text:span text:style-name="T25"/></text:span></text:p>
      <text:p text:style-name="P32"/>
      <text:p text:style-name="P24"/>
      <text:p text:style-name="P22"/>
      <text:p text:style-name="P22"/>
      <text:p text:style-name="P11"><text:span text:style-name="T18">SIGLE</text:span><text:span text:style-name="T4"> </text:span><text:span text:style-name="T18">Type de document</text:span><text:span text:style-name="T4"> </text:span><text:span text:style-name="T18">Code titre</text:span><text:span text:style-name="T4"> </text:span><text:span text:style-name="T18">Millésime</text:span><text:span text:style-name="T4"> </text:span><text:span text:style-name="T18">Date dernier JO</text:span><text:span text:style-name="T4"> </text:span><text:span text:style-name="T18">Date de mise à jour</text:span><text:span text:style-name="T4"> </text:span><text:span text:style-name="T18">Page</text:span><text:span text:style-name="T4"><text:line-break/></text:span><text:span text:style-name="T18">DWWM</text:span><text:span text:style-name="T4"> </text:span><text:span text:style-name="T18">RC</text:span><text:span text:style-name="T4"> </text:span><text:span text:style-name="T18">TP-01280</text:span><text:span text:style-name="T4"> </text:span><text:span text:style-name="T18">03</text:span><text:span text:style-name="T4"> </text:span><text:span text:style-name="T18">17/04/2018</text:span><text:span text:style-name="T4"> </text:span><text:span text:style-name="T18">19/04/2018</text:span><text:span text:style-name="T4"> </text:span><text:span text:style-name="T18">7/34</text:span><text:bookmark text:name="page58R_mcid0"/><text:bookmark text:name="page58R_mcid1"/><text:span text:style-name="T4"><text:line-break/></text:span><text:span text:style-name="T19">Contenu du dossier de projet</text:span><text:bookmark text:name="page58R_mcid2"/><text:span text:style-name="T4"><text:line-break/></text:span><text:span text:style-name="T19">Le dossier de projet respecte ce plan type :</text:span><text:bookmark text:name="page58R_mcid3"/><text:span text:style-name="T4"><text:line-break/></text:span><text:span text:style-name="T19">1.</text:span><text:span text:style-name="T4"> </text:span><text:span text:style-name="T19">Liste des compétences du référentiel qui sont couvertes par le projet</text:span><text:bookmark text:name="page58R_mcid4"/><text:span text:style-name="T4"><text:line-break/></text:span><text:span text:style-name="T19">2.</text:span><text:span text:style-name="T4"> </text:span><text:span text:style-name="T19">Résumé du projet en français d’une longueur d’environ 20 lignes soit 200 à 250 mots, ou environ 1200 caractères espaces non compris</text:span><text:bookmark text:name="page58R_mcid5"/><text:span text:style-name="T4"><text:line-break/></text:span><text:span text:style-name="T19">3.</text:span><text:span text:style-name="T4"> </text:span><text:span text:style-name="T19">Cahier des charges, expression des besoins, ou spécifications fonctionnelles du projet</text:span><text:bookmark text:name="page58R_mcid6"/><text:span text:style-name="T4"><text:line-break/></text:span><text:span text:style-name="T19">4.</text:span><text:span text:style-name="T4"> </text:span><text:span text:style-name="T19">Spécifications techniques du projet, élaborées par le candidat, y compris pour la sécurité et le web mobile</text:span><text:bookmark text:name="page58R_mcid7"/><text:span text:style-name="T4"><text:line-break/></text:span><text:span text:style-name="T19">5.</text:span><text:span text:style-name="T4"> </text:span><text:span text:style-name="T19">Réalisations du candidat comportant les extraits de code les plus significatifs et en les argumentant, y compris pour la sécurité et le web mobile</text:span><text:bookmark text:name="page58R_mcid8"/><text:span text:style-name="T4"><text:line-break/></text:span><text:span text:style-name="T19">6.</text:span><text:span text:style-name="T4"> </text:span><text:span text:style-name="T19">Présentation du jeu d’essai élaboré par le candidat de la fonctionnalité la plus représentative (données en entrée, données attendues, données</text:span><text:span text:style-name="T4"><text:line-break/></text:span><text:span text:style-name="T19">obtenues)</text:span><text:bookmark text:name="page58R_mcid9"/><text:span text:style-name="T4"><text:line-break/></text:span><text:span text:style-name="T19">7.</text:span><text:span text:style-name="T4"> </text:span><text:span text:style-name="T19">Description de la veille, effectuée par le candidat durant le projet, sur les vulnérabilités de sécurité</text:span><text:bookmark text:name="page58R_mcid10"/><text:span text:style-name="T4"><text:line-break/></text:span><text:span text:style-name="T19">8.</text:span><text:span text:style-name="T4"> </text:span><text:span text:style-name="T19">Description d’une situation de travail ayant nécessité une recherche, effectuée par le candidat durant le projet, à partir de</text:span><text:span text:style-name="T4"> </text:span><text:span text:style-name="T19">site anglophone</text:span><text:bookmark text:name="page58R_mcid11"/><text:span text:style-name="T4"><text:line-break/></text:span><text:span text:style-name="T19">9.</text:span><text:span text:style-name="T4"> </text:span><text:span text:style-name="T19">Extrait du site anglophone, utilisé dans le cadre de la recherche décrite précédemment, accompagné de la traduction en français effectuée par le</text:span><text:span text:style-name="T4"><text:line-break/></text:span><text:span text:style-name="T19">candidat sans traducteur automatique (environ 750 signes).</text:span><text:bookmark text:name="page58R_mcid12"/><text:bookmark text:name="page58R_mcid13"/><text:span text:style-name="T4"><text:line-break/></text:span><text:span text:style-name="T19">La description de la veille sur les vulnérabilités de sécurité est liée à l’une des deux compétences «</text:span><text:span text:style-name="T4"> </text:span><text:span text:style-name="T19">Développer une interface utilisateur web</text:span><text:span text:style-name="T4"><text:line-break/></text:span><text:span text:style-name="T19">dynamique » ou « Réaliser une interface utilisateur avec une solution de gestion de contenu ou e-commerce » dans le cadre du projet en entreprise.</text:span><text:bookmark text:name="page58R_mcid14"/><text:span text:style-name="T4"><text:line-break/></text:span><text:span text:style-name="T19">La description de la situation de travail, ayant nécessité une recherche basée sur un ou des sites anglophones, concerne un problème technique ou</text:span><text:span text:style-name="T4"><text:line-break/></text:span><text:span text:style-name="T19">une nouvelle fonctionnalité à mettre en œuvre, dans le cadre du projet en entreprise. Elle est liée à l’une des compétences du titre professionnel.</text:span><text:bookmark text:name="page58R_mcid15"/><text:span text:style-name="T4"><text:line-break/></text:span><text:span text:style-name="T19">Dans le cas de la recherche de solution, basée sur un ou des sites anglophones, à un problème technique ou une nouvelle fonctionnalité à mettre en</text:span><text:span text:style-name="T4"><text:line-break/></text:span><text:soft-page-break/><text:span text:style-name="T19">œuvre, le candidat décrit le besoin d’information, et indique comment il a effectué la recherche</text:span><text:span text:style-name="T4"> </text:span><text:span text:style-name="T19">: les mots clés de recherche utilisés et la liste des sites</text:span><text:span text:style-name="T4"><text:line-break/></text:span><text:span text:style-name="T19">retournés. Il précise les critères de sélection du (ou des) site(s). Il indique la solution trouvée et si elle a pu être mise en œuvre.</text:span><text:bookmark text:name="page58R_mcid16"/><text:span text:style-name="T4"><text:line-break/></text:span><text:span text:style-name="T19">Dans le cas de la veille sur les vulnérabilités, le candidat indique comment il a effectué la veille : les sites et les mots clés utilisés. Il indique les</text:span><text:span text:style-name="T4"><text:line-break/></text:span><text:span text:style-name="T19">vulnérabilités trouvées et éventuellement les failles potentielles corrigées.</text:span><text:bookmark text:name="page58R_mcid17"/><text:bookmark text:name="page58R_mcid18"/><text:span text:style-name="T4"><text:line-break/></text:span><text:span text:style-name="T19">La longueur du dossier de projet hors annexes est de 30 à 35 pages, soit environ 48750 caractères espaces non compris.</text:span></text:p>
      <text:p text:style-name="P27"/>
      <text:p text:style-name="P27"/>
      <text:p text:style-name="P31"/>
      <text:p text:style-name="P31"/>
      <text:p text:style-name="P21"><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serif" svg:font-family="sans-serif"/>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2T12:21:04.564395735</meta:creation-date>
    <dc:date>2023-02-12T19:14:07.050835585</dc:date>
    <meta:editing-duration>PT42M15S</meta:editing-duration>
    <meta:editing-cycles>7</meta:editing-cycles>
    <meta:generator>LibreOffice/7.3.7.2$Linux_X86_64 LibreOffice_project/30$Build-2</meta:generator>
    <meta:document-statistic meta:table-count="0" meta:image-count="2" meta:object-count="0" meta:page-count="9" meta:paragraph-count="67" meta:word-count="1451" meta:character-count="8755" meta:non-whitespace-character-count="7357"/>
  </office:meta>
</office:document-meta>
</file>